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c060"/>
    </style:style>
    <style:style style:name="P2" style:family="paragraph" style:parent-style-name="Standard">
      <style:text-properties officeooo:paragraph-rsid="00109b47"/>
    </style:style>
    <style:style style:name="P3" style:family="paragraph" style:parent-style-name="Standard">
      <style:text-properties officeooo:paragraph-rsid="0013f022"/>
    </style:style>
    <style:style style:name="P4" style:family="paragraph" style:parent-style-name="Standard">
      <style:text-properties officeooo:paragraph-rsid="0016f251"/>
    </style:style>
    <style:style style:name="T1" style:family="text">
      <style:text-properties officeooo:rsid="000fc060"/>
    </style:style>
    <style:style style:name="T2" style:family="text">
      <style:text-properties officeooo:rsid="00109b47"/>
    </style:style>
    <style:style style:name="T3" style:family="text">
      <style:text-properties officeooo:rsid="001204ad"/>
    </style:style>
    <style:style style:name="T4" style:family="text">
      <style:text-properties officeooo:rsid="0013f022"/>
    </style:style>
    <style:style style:name="T5" style:family="text">
      <style:text-properties officeooo:rsid="00142c13"/>
    </style:style>
    <style:style style:name="T6" style:family="text">
      <style:text-properties officeooo:rsid="0016147f"/>
    </style:style>
    <style:style style:name="T7" style:family="text">
      <style:text-properties officeooo:rsid="0016b5fd"/>
    </style:style>
    <style:style style:name="T8" style:family="text">
      <style:text-properties officeooo:rsid="0016f251"/>
    </style:style>
    <style:style style:name="T9" style:family="text">
      <style:text-properties officeooo:rsid="001883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5"/>1<text:tab/>0a1,2</text:span></text:p>
      <text:p text:style-name="P1"><text:span text:style-name="T1"><text:s text:c="5"/>2<text:tab/>&gt; #!/usr/bin/python</text:span></text:p>
      <text:p text:style-name="P1"><text:span text:style-name="T1"><text:s text:c="5"/>3<text:tab/>&gt; </text:span></text:p>
      <text:p text:style-name="P1"><text:span text:style-name="T1"/></text:p>
      <text:p text:style-name="P1"><text:span text:style-name="T1"><text:tab/>Shebang ling that specifies this file is a script. (Unix systems)</text:span></text:p>
      <text:p text:style-name="P1"><text:span text:style-name="T1"/></text:p>
      <text:p text:style-name="P1"><text:span text:style-name="T1"><text:tab/>Nothing would change if this line was removed, unless you have multiple python environments <text:tab/>installed.</text:span></text:p>
      <text:p text:style-name="P1"><text:span text:style-name="T1"/></text:p>
      <text:p text:style-name="P1"><text:span text:style-name="T1"><text:s text:c="5"/>4<text:tab/>19c21,28</text:span></text:p>
      <text:p text:style-name="P1"><text:span text:style-name="T1"><text:s text:c="5"/>5<text:tab/>&lt; </text:span></text:p>
      <text:p text:style-name="P1"><text:span text:style-name="T1"><text:s text:c="5"/>6<text:tab/>---</text:span></text:p>
      <text:p text:style-name="P1"><text:span text:style-name="T1"><text:s text:c="5"/>7<text:tab/>&gt; <text:s text:c="4"/>def depth(self):</text:span></text:p>
      <text:p text:style-name="P1"><text:span text:style-name="T1"><text:s text:c="5"/>8<text:tab/>&gt; <text:s text:c="8"/>n = 0</text:span></text:p>
      <text:p text:style-name="P1"><text:span text:style-name="T1"><text:s text:c="5"/>9<text:tab/>&gt; <text:s text:c="8"/>x = self.outer</text:span></text:p>
      <text:p text:style-name="P1"><text:span text:style-name="T1"><text:s text:c="4"/>10<text:tab/>&gt; <text:s text:c="8"/>while x:</text:span></text:p>
      <text:p text:style-name="P1"><text:span text:style-name="T1"><text:s text:c="4"/>11<text:tab/>&gt; <text:s text:c="12"/>n += 1</text:span></text:p>
      <text:p text:style-name="P1"><text:span text:style-name="T1"><text:s text:c="4"/>12<text:tab/>&gt; <text:s text:c="12"/>x = x.outer</text:span></text:p>
      <text:p text:style-name="P1"><text:span text:style-name="T1"><text:s text:c="4"/>13<text:tab/>&gt; <text:s text:c="8"/>return n</text:span></text:p>
      <text:p text:style-name="P1"><text:span text:style-name="T1"><text:s text:c="4"/>14<text:tab/>&gt; <text:s text:c="8"/></text:span></text:p>
      <text:p text:style-name="P1"><text:span text:style-name="T1"/></text:p>
      <text:p text:style-name="P1"><text:span text:style-name="T1"><text:tab/>This depth function returns how deep you are in the recursive environment.</text:span></text:p>
      <text:p text:style-name="P1"><text:span text:style-name="T1"/></text:p>
      <text:p text:style-name="P1"><text:span text:style-name="T1"><text:tab/>If this function was removed nothing would happen, as this function is not called anywhere <text:tab/><text:tab/>within the code.</text:span></text:p>
      <text:p text:style-name="P1"><text:span text:style-name="T1"><text:tab/></text:span></text:p>
      <text:p text:style-name="P1"><text:span text:style-name="T1"/></text:p>
      <text:p text:style-name="P1"><text:span text:style-name="T1"><text:s text:c="4"/>15<text:tab/>25c34,35</text:span></text:p>
      <text:p text:style-name="P1"><text:span text:style-name="T1"><text:s text:c="4"/>16<text:tab/>&lt; <text:s text:c="5"/>{'+':op.add, '-':op.sub, '*':op.mul, '/':op.div, 'not':op.not_,</text:span></text:p>
      <text:p text:style-name="P1"><text:span text:style-name="T1"><text:s text:c="4"/>17<text:tab/>---</text:span></text:p>
      <text:p text:style-name="P1"><text:span text:style-name="T1"><text:s text:c="4"/>18<text:tab/>&gt; <text:s text:c="5"/>{'say': lambda x: say(x), 'quit' : goodbye,</text:span></text:p>
      <text:p text:style-name="P1"><text:span text:style-name="T1"><text:s text:c="4"/>19<text:tab/>&gt; <text:s text:c="6"/>'+':op.add, '-':op.sub, '*':op.mul, '/':op.div, 'not':op.not_,</text:span></text:p>
      <text:p text:style-name="P1"><text:span text:style-name="T1"/></text:p>
      <text:p text:style-name="P1"><text:span text:style-name="T1"><text:tab/>This difference allows for two new lispy syntax: `say` and `quit`.</text:span></text:p>
      <text:p text:style-name="P1"><text:span text:style-name="T1"><text:tab/>The say syntax acts as a print. The say syntax gets caught and then calls the python say <text:tab/>function, which prints x. The quit syntax simply executes the `goodbye` python function, which <text:tab/>exits the lispy environment.</text:span></text:p>
      <text:p text:style-name="P1"><text:span text:style-name="T1"/></text:p>
      <text:p text:style-name="P1"><text:span text:style-name="T1"><text:tab/></text:span><text:span text:style-name="T2">If this difference was removed, sept17_lispy would fail to run the lispy code where it calls</text:span></text:p>
      <text:p text:style-name="P1"><text:span text:style-name="T2"><text:tab/>(say x) and (quit).</text:span></text:p>
      <text:p text:style-name="P1"><text:span text:style-name="T1"/></text:p>
      <text:p text:style-name="P1"><text:span text:style-name="T1"><text:s text:c="4"/>20<text:tab/>32a43,45</text:span></text:p>
      <text:p text:style-name="P1"><text:span text:style-name="T1"><text:s text:c="4"/>21<text:tab/>&gt; def say(x): print x</text:span></text:p>
      <text:p text:style-name="P1"><text:span text:style-name="T1"><text:s text:c="4"/>22<text:tab/>&gt; def goodbye(): print ";; Bye."; quit()</text:span></text:p>
      <text:p text:style-name="P1"><text:span text:style-name="T1"><text:s text:c="4"/>23<text:tab/>&gt; </text:span></text:p>
      <text:p text:style-name="P1"><text:span text:style-name="T1"/></text:p>
      <text:p text:style-name="P2"><text:span text:style-name="T1"><text:tab/></text:span><text:span text:style-name="T2">There are two functions defined in this difference. The first function `say` simply prints <text:tab/>whatever parameter it receives. The second function `goodbye` prints </text:span><text:span text:style-name="T1">";; Bye." </text:span><text:span text:style-name="T2">and then quits.</text:span></text:p>
      <text:p text:style-name="P2"><text:span text:style-name="T2"/></text:p>
      <text:p text:style-name="P2"><text:soft-page-break/><text:span text:style-name="T2"><text:tab/>If this difference was removed, then python would error out as the previous difference will <text:tab/>require these two functions in order to operate properly.</text:span></text:p>
      <text:p text:style-name="P1"><text:span text:style-name="T1"/></text:p>
      <text:p text:style-name="P1"><text:span text:style-name="T1"><text:s text:c="4"/>24<text:tab/>39c52</text:span></text:p>
      <text:p text:style-name="P1"><text:span text:style-name="T1"><text:s text:c="4"/>25<text:tab/>&lt; def eval(x, env=global_env):</text:span></text:p>
      <text:p text:style-name="P1"><text:span text:style-name="T1"><text:s text:c="4"/>26<text:tab/>---</text:span></text:p>
      <text:p text:style-name="P1"><text:span text:style-name="T1"><text:s text:c="4"/>27<text:tab/>&gt; def eval(x, env=global_env,lvl=0):</text:span></text:p>
      <text:p text:style-name="P1"><text:span text:style-name="T1"/></text:p>
      <text:p text:style-name="P1"><text:span text:style-name="T1"><text:tab/></text:span><text:span text:style-name="T3">In this difference the eval function is changed to include a lvl variable. This variable is <text:tab/>initialized to 0.</text:span></text:p>
      <text:p text:style-name="P1"><text:span text:style-name="T3"/></text:p>
      <text:p text:style-name="P1"><text:span text:style-name="T3"><text:tab/>If this variable was removed then anywhere lvl is used within eval will not work as python will <text:tab/>error out.</text:span></text:p>
      <text:p text:style-name="P1"><text:span text:style-name="T1"/></text:p>
      <text:p text:style-name="P1"><text:span text:style-name="T1"><text:s text:c="4"/>28<text:tab/>40a54,55</text:span></text:p>
      <text:p text:style-name="P1"><text:span text:style-name="T1"><text:s text:c="4"/>29<text:tab/>&gt; <text:s text:c="4"/>this = x[0] if isa(x,list) else x</text:span></text:p>
      <text:p text:style-name="P1"><text:span text:style-name="T1"><text:s text:c="4"/>30<text:tab/>&gt; <text:s text:c="4"/>print "|.. " * lvl + str(this)</text:span></text:p>
      <text:p text:style-name="P1"><text:span text:style-name="T1"/></text:p>
      <text:p text:style-name="P1"><text:span text:style-name="T1"><text:tab/></text:span><text:span text:style-name="T6">In this difference there is a new variable introduced called `this` which is the first element of the <text:tab/>list x if x is a list. Otherwise this is just x. `this` is the current lispy function being operated on.</text:span></text:p>
      <text:p text:style-name="P1"><text:span text:style-name="T6"><text:tab/>The second line of this difference will print “|.. “ times the level of the depth it is currently at.</text:span></text:p>
      <text:p text:style-name="P1"><text:span text:style-name="T6"/></text:p>
      <text:p text:style-name="P1"><text:span text:style-name="T6"><text:tab/>If this was removed the current trace method wouldn't be printed out. This difference really has <text:tab/>no effect on other differences either.</text:span></text:p>
      <text:p text:style-name="P1"><text:span text:style-name="T1"/></text:p>
      <text:p text:style-name="P1"><text:span text:style-name="T1"><text:s text:c="4"/>31<text:tab/>45c60,63</text:span></text:p>
      <text:p text:style-name="P1"><text:span text:style-name="T1"><text:s text:c="4"/>32<text:tab/>&lt; <text:s text:c="4"/>elif x[0] == 'quote': <text:s text:c="9"/># (quote exp)</text:span></text:p>
      <text:p text:style-name="P1"><text:span text:style-name="T1"><text:s text:c="4"/>33<text:tab/>---</text:span></text:p>
      <text:p text:style-name="P1"><text:span text:style-name="T1"><text:s text:c="4"/>34<text:tab/>&gt; <text:s text:c="4"/>elif x[0] == 'load':</text:span></text:p>
      <text:p text:style-name="P1"><text:span text:style-name="T1"><text:s text:c="4"/>35<text:tab/>&gt; <text:s text:c="6"/>tmp=eval(x[1],env,lvl+1)</text:span></text:p>
      <text:p text:style-name="P1"><text:span text:style-name="T1"><text:s text:c="4"/>36<text:tab/>&gt; <text:s text:c="6"/>return eload(tmp)</text:span></text:p>
      <text:p text:style-name="P1"><text:span text:style-name="T1"><text:s text:c="4"/>37<text:tab/>&gt; <text:s text:c="4"/>elif <text:s/>x[0] == 'quote' or <text:s/>x[0] == "'":</text:span></text:p>
      <text:p text:style-name="P1"><text:span text:style-name="T1"/></text:p>
      <text:p text:style-name="P1"><text:span text:style-name="T1"><text:tab/></text:span><text:span text:style-name="T7">This difference introduces a new lispy syntax `load`. This syntax allows you to call new lispy <text:tab/>code from a different file allowing it to be executed with the current code.</text:span></text:p>
      <text:p text:style-name="P1"><text:span text:style-name="T7"/></text:p>
      <text:p text:style-name="P1"><text:span text:style-name="T7"><text:tab/>If this load syntax was removed, any methods in lispy using (load x) (where x is a <text:tab/>filename/path) then lispy would fail to evaluate it.</text:span></text:p>
      <text:p text:style-name="P1"><text:span text:style-name="T1"/></text:p>
      <text:p text:style-name="P1"><text:span text:style-name="T1"><text:s text:c="4"/>38<text:tab/>50c68</text:span></text:p>
      <text:p text:style-name="P1"><text:span text:style-name="T1"><text:s text:c="4"/>39<text:tab/>&lt; <text:s text:c="8"/>return eval((conseq if eval(test, env) else alt), env)</text:span></text:p>
      <text:p text:style-name="P1"><text:span text:style-name="T1"><text:s text:c="4"/>40<text:tab/>---</text:span></text:p>
      <text:p text:style-name="P1"><text:span text:style-name="T1"><text:s text:c="4"/>41<text:tab/>&gt; <text:s text:c="8"/>return eval((conseq if eval(test, env) else alt), env,lvl+1)</text:span></text:p>
      <text:p text:style-name="P1"><text:span text:style-name="T1"/></text:p>
      <text:p text:style-name="P1"><text:span text:style-name="T1"><text:tab/></text:span><text:span text:style-name="T8">This difference simply adds lvl+1 to satisfy the current eval definition.</text:span></text:p>
      <text:p text:style-name="P1"><text:span text:style-name="T8"><text:tab/></text:span></text:p>
      <text:p text:style-name="P1"><text:span text:style-name="T8"><text:tab/>If this change was removed then python would keep the default value for the lvl which is 0.</text:span></text:p>
      <text:p text:style-name="P1"><text:span text:style-name="T8"/></text:p>
      <text:p text:style-name="P1"><text:span text:style-name="T8"/></text:p>
      <text:p text:style-name="P1"><text:soft-page-break/><text:span text:style-name="T1"/></text:p>
      <text:p text:style-name="P1"><text:span text:style-name="T1"><text:s text:c="4"/>42<text:tab/>53c71</text:span></text:p>
      <text:p text:style-name="P1"><text:span text:style-name="T1"><text:s text:c="4"/>43<text:tab/>&lt; <text:s text:c="8"/>env.find(var)[var] = eval(exp, env)</text:span></text:p>
      <text:p text:style-name="P1"><text:span text:style-name="T1"><text:s text:c="4"/>44<text:tab/>---</text:span></text:p>
      <text:p text:style-name="P1"><text:span text:style-name="T1"><text:s text:c="4"/>45<text:tab/>&gt; <text:s text:c="8"/>env.find(var)[var] = eval(exp, env,lvl+1)</text:span></text:p>
      <text:p text:style-name="P1"><text:span text:style-name="T1"/></text:p>
      <text:p text:style-name="P4"><text:span text:style-name="T1"><text:tab/></text:span><text:span text:style-name="T8">This difference simply adds lvl+1 to satisfy the current eval definition.</text:span></text:p>
      <text:p text:style-name="P4"><text:span text:style-name="T8"><text:tab/></text:span></text:p>
      <text:p text:style-name="P4"><text:span text:style-name="T8"><text:tab/>If this change was removed then python would keep the default value for the lvl which is 0.</text:span></text:p>
      <text:p text:style-name="P1"><text:span text:style-name="T1"/></text:p>
      <text:p text:style-name="P1"><text:span text:style-name="T1"><text:s text:c="4"/>46<text:tab/>56c74</text:span></text:p>
      <text:p text:style-name="P1"><text:span text:style-name="T1"><text:s text:c="4"/>47<text:tab/>&lt; <text:s text:c="8"/>env[var] = eval(exp, env)</text:span></text:p>
      <text:p text:style-name="P1"><text:span text:style-name="T1"><text:s text:c="4"/>48<text:tab/>---</text:span></text:p>
      <text:p text:style-name="P1"><text:span text:style-name="T1"><text:s text:c="4"/>49<text:tab/>&gt; <text:s text:c="8"/>env[var] = eval(exp, env,lvl+1)</text:span></text:p>
      <text:p text:style-name="P1"><text:span text:style-name="T1"/></text:p>
      <text:p text:style-name="P4"><text:span text:style-name="T1"><text:tab/></text:span><text:span text:style-name="T8">This difference simply adds lvl+1 to satisfy the current eval definition.</text:span></text:p>
      <text:p text:style-name="P4"><text:span text:style-name="T8"><text:tab/></text:span></text:p>
      <text:p text:style-name="P4"><text:span text:style-name="T8"><text:tab/>If this change was removed then python would keep the default value for the lvl which is 0.</text:span></text:p>
      <text:p text:style-name="P1"><text:span text:style-name="T1"/></text:p>
      <text:p text:style-name="P1"><text:span text:style-name="T1"><text:s text:c="4"/>50<text:tab/>59c77</text:span></text:p>
      <text:p text:style-name="P1"><text:span text:style-name="T1"><text:s text:c="4"/>51<text:tab/>&lt; <text:s text:c="8"/>return lambda *args: eval(exp, Env(vars, args, env))</text:span></text:p>
      <text:p text:style-name="P1"><text:span text:style-name="T1"><text:s text:c="4"/>52<text:tab/>---</text:span></text:p>
      <text:p text:style-name="P1"><text:span text:style-name="T1"><text:s text:c="4"/>53<text:tab/>&gt; <text:s text:c="8"/>return lambda *args: eval(exp, Env(vars, args, env),lvl+1)</text:span></text:p>
      <text:p text:style-name="P1"><text:span text:style-name="T1"/></text:p>
      <text:p text:style-name="P4"><text:span text:style-name="T1"><text:tab/></text:span><text:span text:style-name="T8">This difference simply adds lvl+1 to satisfy the current eval definition.</text:span></text:p>
      <text:p text:style-name="P4"><text:span text:style-name="T8"><text:tab/></text:span></text:p>
      <text:p text:style-name="P4"><text:span text:style-name="T8"><text:tab/>If this change was removed then python would keep the default value for the lvl which is 0.</text:span></text:p>
      <text:p text:style-name="P1"><text:span text:style-name="T1"/></text:p>
      <text:p text:style-name="P1"><text:span text:style-name="T1"><text:s text:c="4"/>54<text:tab/>62c80</text:span></text:p>
      <text:p text:style-name="P1"><text:span text:style-name="T1"><text:s text:c="4"/>55<text:tab/>&lt; <text:s text:c="12"/>val = eval(exp, env)</text:span></text:p>
      <text:p text:style-name="P1"><text:span text:style-name="T1"><text:s text:c="4"/>56<text:tab/>---</text:span></text:p>
      <text:p text:style-name="P1"><text:span text:style-name="T1"><text:s text:c="4"/>57<text:tab/>&gt; <text:s text:c="12"/>val = eval(exp, env,lvl+1)</text:span></text:p>
      <text:p text:style-name="P1"><text:span text:style-name="T1"/></text:p>
      <text:p text:style-name="P4"><text:span text:style-name="T1"><text:tab/></text:span><text:span text:style-name="T8">This difference simply adds lvl+1 to satisfy the current eval definition.</text:span></text:p>
      <text:p text:style-name="P4"><text:span text:style-name="T8"><text:tab/></text:span></text:p>
      <text:p text:style-name="P4"><text:span text:style-name="T8"><text:tab/>If this change was removed then python would keep the default value for the lvl which is 0.</text:span></text:p>
      <text:p text:style-name="P1"><text:span text:style-name="T1"/></text:p>
      <text:p text:style-name="P1"><text:span text:style-name="T1"><text:s text:c="4"/>58<text:tab/>65c83</text:span></text:p>
      <text:p text:style-name="P1"><text:span text:style-name="T1"><text:s text:c="4"/>59<text:tab/>&lt; <text:s text:c="8"/>exps = [eval(exp, env) for exp in x]</text:span></text:p>
      <text:p text:style-name="P1"><text:span text:style-name="T1"><text:s text:c="4"/>60<text:tab/>---</text:span></text:p>
      <text:p text:style-name="P1"><text:span text:style-name="T1"><text:s text:c="4"/>61<text:tab/>&gt; <text:s text:c="8"/>exps = [eval(exp, env,lvl+1) for exp in x]</text:span></text:p>
      <text:p text:style-name="P1"><text:span text:style-name="T1"/></text:p>
      <text:p text:style-name="P4"><text:span text:style-name="T1"><text:tab/></text:span><text:span text:style-name="T8">This difference simply adds lvl+1 to satisfy the current eval definition.</text:span></text:p>
      <text:p text:style-name="P4"><text:span text:style-name="T8"><text:tab/></text:span></text:p>
      <text:p text:style-name="P4"><text:span text:style-name="T8"><text:tab/>If this change was removed then python would keep the default value for the lvl which is 0.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1"><text:soft-page-break/><text:span text:style-name="T1"/></text:p>
      <text:p text:style-name="P1"><text:span text:style-name="T1"><text:s text:c="4"/>62<text:tab/>66a85</text:span></text:p>
      <text:p text:style-name="P1"><text:span text:style-name="T1"><text:s text:c="4"/>63<text:tab/>&gt; <text:s text:c="8"/>#print "&gt;calling", proc</text:span></text:p>
      <text:p text:style-name="P1"><text:span text:style-name="T1"/></text:p>
      <text:p text:style-name="P1"><text:span text:style-name="T1"><text:tab/></text:span><text:span text:style-name="T5">Do I really have to explain?</text:span></text:p>
      <text:p text:style-name="P1"><text:span text:style-name="T5"/></text:p>
      <text:p text:style-name="P1"><text:span text:style-name="T5"><text:tab/>Removing this difference would do nothing.</text:span></text:p>
      <text:p text:style-name="P1"><text:span text:style-name="T1"/></text:p>
      <text:p text:style-name="P1"><text:span text:style-name="T1"><text:s text:c="4"/>64<text:tab/>110a130</text:span></text:p>
      <text:p text:style-name="P1"><text:span text:style-name="T1"><text:s text:c="4"/>65<text:tab/>&gt; <text:s text:c="4"/>print ";; LITHP ITH LITHTENING ...(v0.1)"</text:span></text:p>
      <text:p text:style-name="P1"><text:span text:style-name="T1"/></text:p>
      <text:p text:style-name="P3"><text:span text:style-name="T1"><text:tab/></text:span><text:span text:style-name="T4">This difference simply prints </text:span><text:span text:style-name="T1">";; LITHP ITH LITHTENING ...(v0.1)".</text:span></text:p>
      <text:p text:style-name="P3"><text:span text:style-name="T1"><text:tab/></text:span></text:p>
      <text:p text:style-name="P3"><text:span text:style-name="T1"><text:tab/></text:span><text:span text:style-name="T4">If this difference was removed. Absolutely. Nothing. Would. Happen. Except that it wouldn't <text:tab/>print </text:span><text:span text:style-name="T1">";; LITHP ITH LITHTENING ...(v0.1)".</text:span></text:p>
      <text:p text:style-name="P1"><text:span text:style-name="T1"/></text:p>
      <text:p text:style-name="P1"><text:span text:style-name="T1"><text:s text:c="4"/>66<text:tab/>113a134,165</text:span></text:p>
      <text:p text:style-name="P1"><text:span text:style-name="T1"><text:s text:c="4"/>67<text:tab/>&gt; </text:span></text:p>
      <text:p text:style-name="P1"><text:span text:style-name="T1"><text:s text:c="4"/>68<text:tab/>&gt; import string</text:span></text:p>
      <text:p text:style-name="P1"><text:span text:style-name="T1"><text:s text:c="4"/>69<text:tab/>&gt; def sexp(s) :</text:span></text:p>
      <text:p text:style-name="P1"><text:span text:style-name="T1"><text:s text:c="4"/>70<text:tab/>&gt; <text:s text:c="2"/>level,keep = 0,""</text:span></text:p>
      <text:p text:style-name="P1"><text:span text:style-name="T1"><text:s text:c="4"/>71<text:tab/>&gt; <text:s text:c="2"/>while s:</text:span></text:p>
      <text:p text:style-name="P1"><text:span text:style-name="T1"><text:s text:c="4"/>72<text:tab/>&gt; <text:s text:c="4"/>if s[0] == ";":</text:span></text:p>
      <text:p text:style-name="P1"><text:span text:style-name="T1"><text:s text:c="4"/>73<text:tab/>&gt; <text:s text:c="6"/>while s and s[0] != "\n": s=s[1:]</text:span></text:p>
      <text:p text:style-name="P1"><text:span text:style-name="T1"><text:s text:c="4"/>74<text:tab/>&gt; <text:s text:c="6"/>if not s: break</text:span></text:p>
      <text:p text:style-name="P1"><text:span text:style-name="T1"><text:s text:c="4"/>75<text:tab/>&gt; <text:s text:c="4"/>if s[0] == "(": level += 1</text:span></text:p>
      <text:p text:style-name="P1"><text:span text:style-name="T1"><text:s text:c="4"/>76<text:tab/>&gt; <text:s text:c="4"/>if level &gt; 0 <text:s/>: keep += s[0]</text:span></text:p>
      <text:p text:style-name="P1"><text:span text:style-name="T1"><text:s text:c="4"/>77<text:tab/>&gt; <text:s text:c="4"/>if s[0] == ")": <text:s/></text:span></text:p>
      <text:p text:style-name="P1"><text:span text:style-name="T1"><text:s text:c="4"/>78<text:tab/>&gt; <text:s text:c="6"/>level -= 1</text:span></text:p>
      <text:p text:style-name="P1"><text:span text:style-name="T1"><text:s text:c="4"/>79<text:tab/>&gt; <text:s text:c="6"/>if level==0:</text:span></text:p>
      <text:p text:style-name="P1"><text:span text:style-name="T1"><text:s text:c="4"/>80<text:tab/>&gt; <text:s text:c="8"/>yield keep</text:span></text:p>
      <text:p text:style-name="P1"><text:span text:style-name="T1"><text:s text:c="4"/>81<text:tab/>&gt; <text:s text:c="8"/>keep=""</text:span></text:p>
      <text:p text:style-name="P1"><text:span text:style-name="T1"><text:s text:c="4"/>82<text:tab/>&gt; <text:s text:c="4"/>s = s[1:]</text:span></text:p>
      <text:p text:style-name="P1"><text:span text:style-name="T1"><text:s text:c="4"/>83<text:tab/>&gt; <text:s text:c="2"/>if keep:</text:span></text:p>
      <text:p text:style-name="P1"><text:span text:style-name="T1"><text:s text:c="4"/>84<text:tab/>&gt; <text:s text:c="4"/>yield keep</text:span></text:p>
      <text:p text:style-name="P1"><text:span text:style-name="T1"><text:s text:c="4"/>85<text:tab/>&gt; </text:span></text:p>
      <text:p text:style-name="P1"><text:span text:style-name="T1"><text:s text:c="4"/>86<text:tab/>&gt; </text:span></text:p>
      <text:p text:style-name="P1"><text:span text:style-name="T1"><text:s text:c="4"/>87<text:tab/>&gt; def eload(f) :</text:span></text:p>
      <text:p text:style-name="P1"><text:span text:style-name="T1"><text:s text:c="4"/>88<text:tab/>&gt; <text:s text:c="2"/>with open(f) as contents:</text:span></text:p>
      <text:p text:style-name="P1"><text:span text:style-name="T1"><text:s text:c="4"/>89<text:tab/>&gt; <text:s text:c="4"/>code = contents.read()</text:span></text:p>
      <text:p text:style-name="P1"><text:span text:style-name="T1"><text:s text:c="4"/>90<text:tab/>&gt; <text:s text:c="2"/>for part in <text:s/>sexp(code):</text:span></text:p>
      <text:p text:style-name="P1"><text:span text:style-name="T1"><text:s text:c="4"/>91<text:tab/>&gt; <text:s text:c="4"/>eval(parse(part))</text:span></text:p>
      <text:p text:style-name="P1"><text:span text:style-name="T1"><text:s text:c="4"/>92<text:tab/>&gt; </text:span></text:p>
      <text:p text:style-name="P1"><text:span text:style-name="T1"><text:s text:c="4"/>93<text:tab/>&gt; import sys</text:span></text:p>
      <text:p text:style-name="P1"><text:span text:style-name="T1"><text:s text:c="4"/>94<text:tab/>&gt; if len(sys.argv) &gt; 1:</text:span></text:p>
      <text:p text:style-name="P1"><text:span text:style-name="T1"><text:s text:c="4"/>95<text:tab/>&gt; <text:s text:c="2"/>eload(sys.argv[1])</text:span></text:p>
      <text:p text:style-name="P1"><text:span text:style-name="T1"><text:s text:c="4"/>96<text:tab/>&gt; else:</text:span></text:p>
      <text:p text:style-name="P1"><text:span text:style-name="T1"><text:s text:c="4"/>97<text:tab/>&gt; <text:s text:c="2"/>repl()</text:span></text:p>
      <text:p text:style-name="P1"><text:span text:style-name="T1"><text:s text:c="4"/>98<text:tab/>&gt; <text:s text:c="2"/>quit()</text:span></text:p>
      <text:p text:style-name="P1"><text:soft-page-break/><text:span text:style-name="T1"/></text:p>
      <text:p text:style-name="P1"><text:span text:style-name="T1"><text:tab/></text:span><text:span text:style-name="T9">This difference provides a way to load lispy code from a file from command line. The sys <text:tab/>variable grabs input from the user via command line. To operate it you pass along a file name <text:tab/>after this filename. If calling the script with a file it will open and run that file using the `eload` <text:tab/>function. The `sexp` function runs through the code and decides what to keep to run.</text:span></text:p>
      <text:p text:style-name="P1"><text:span text:style-name="T9"/></text:p>
      <text:p text:style-name="P1"><text:span text:style-name="T9"><text:tab/>By removing this difference you cannot run lispy code from the command line through this <text:tab/>script. Interaction from the user will be minimiz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</meta:initial-creator>
    <meta:creation-date>2013-11-04T22:08:22</meta:creation-date>
    <dc:date>2013-11-05T00:02:38</dc:date>
    <dc:creator>Bryan </dc:creator>
    <meta:editing-duration>PT1H38M35S</meta:editing-duration>
    <meta:editing-cycles>7</meta:editing-cycles>
    <meta:generator>LibreOffice/3.6$Linux_X86_64 LibreOffice_project/360m1$Build-2</meta:generator>
    <meta:document-statistic meta:table-count="0" meta:image-count="0" meta:object-count="0" meta:page-count="5" meta:paragraph-count="141" meta:word-count="1104" meta:character-count="6685" meta:non-whitespace-character-count="4909"/>
  </office:meta>
</office:document-meta>
</file>